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dd4814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2pt" style:font-size-asian="72pt" style:font-size-complex="72pt"/>
    </style:style>
    <style:style style:name="T1" style:family="text">
      <style:text-properties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4cm" svg:height="3.4cm" svg:x="4.5cm" svg:y="1.7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4cm" svg:height="3.4cm" svg:x="13.5cm" svg:y="1.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3.4cm" svg:height="3.4cm" svg:x="22.7cm" svg:y="2.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4" draw:id="id4" draw:layer="layout" svg:width="3.4cm" svg:height="3.4cm" svg:x="10.2cm" svg:y="7.9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3.4cm" svg:height="3.4cm" svg:x="17.5cm" svg:y="8.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3.4cm" svg:height="3.4cm" svg:x="3.3cm" svg:y="13.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7" draw:id="id7" draw:layer="layout" svg:width="3.4cm" svg:height="3.4cm" svg:x="22.3cm" svg:y="14.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3.4cm" svg:height="3.4cm" svg:x="9.1cm" svg:y="19.6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8" draw:id="id8" draw:layer="layout" svg:width="3.4cm" svg:height="3.4cm" svg:x="14.4cm" svg:y="24.2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curve" svg:x1="6.2cm" svg:y1="5.1cm" svg:x2="5cm" svg:y2="13.9cm" draw:start-shape="id1" draw:start-glue-point="8" draw:end-shape="id2" draw:end-glue-point="4" svg:d="M6200 5100c0 6601-1200 2202-1200 8800" svg:viewBox="0 0 1201 8801">
          <text:p/>
        </draw:connector>
        <draw:connector draw:style-name="gr6" draw:text-style-name="P1" draw:layer="layout" draw:type="curve" svg:x1="15.2cm" svg:y1="5.3cm" svg:x2="11.9cm" svg:y2="7.9cm" draw:start-shape="id3" draw:start-glue-point="8" draw:end-shape="id4" draw:end-glue-point="4" svg:d="M15200 5300c0 1951-3300 652-3300 2600" svg:viewBox="0 0 3301 2601">
          <text:p/>
        </draw:connector>
        <draw:connector draw:style-name="gr6" draw:text-style-name="P1" draw:layer="layout" draw:type="curve" svg:x1="15.2cm" svg:y1="5.3cm" svg:x2="19.2cm" svg:y2="8.1cm" draw:start-shape="id3" draw:start-glue-point="8" draw:end-shape="id5" draw:end-glue-point="4" svg:d="M15200 5300c0 2101 4000 702 4000 2800" svg:viewBox="0 0 4001 2801">
          <text:p/>
        </draw:connector>
        <draw:connector draw:style-name="gr6" draw:text-style-name="P1" draw:layer="layout" draw:type="curve" svg:x1="24.4cm" svg:y1="5.6cm" svg:x2="24cm" svg:y2="14.4cm" draw:start-shape="id6" draw:start-glue-point="8" draw:end-shape="id7" draw:end-glue-point="4" svg:d="M24400 5600c0 6601-400 2202-400 8800" svg:viewBox="0 0 401 8801">
          <text:p/>
        </draw:connector>
        <draw:connector draw:style-name="gr6" draw:text-style-name="P1" draw:layer="layout" draw:type="curve" svg:x1="11.9cm" svg:y1="11.3cm" svg:x2="24cm" svg:y2="14.4cm" draw:start-shape="id4" draw:start-glue-point="8" draw:end-shape="id7" draw:end-glue-point="4" svg:d="M11900 11300c0 2326 12100 777 12100 3100" svg:viewBox="0 0 12101 3101">
          <text:p/>
        </draw:connector>
        <draw:connector draw:style-name="gr6" draw:text-style-name="P1" draw:layer="layout" draw:type="curve" draw:line-skew="-1.351cm" svg:x1="19.2cm" svg:y1="11.5cm" svg:x2="16.1cm" svg:y2="24.2cm" draw:start-shape="id5" draw:start-glue-point="8" draw:end-shape="id8" draw:end-glue-point="4" svg:d="M19200 11500c0 7500-3100 1150-3100 12700" svg:viewBox="0 0 3101 12701">
          <text:p/>
        </draw:connector>
        <draw:connector draw:style-name="gr6" draw:text-style-name="P1" draw:layer="layout" draw:type="curve" svg:x1="19.2cm" svg:y1="11.5cm" svg:x2="10.8cm" svg:y2="19.6cm" draw:start-shape="id5" draw:start-glue-point="8" draw:end-shape="id9" draw:end-glue-point="4" svg:d="M19200 11500c0 6076-8400 2027-8400 8100" svg:viewBox="0 0 8401 8101">
          <text:p/>
        </draw:connector>
        <draw:connector draw:style-name="gr6" draw:text-style-name="P1" draw:layer="layout" draw:type="curve" svg:x1="24cm" svg:y1="17.8cm" svg:x2="16.1cm" svg:y2="24.2cm" draw:start-shape="id7" draw:start-glue-point="8" draw:end-shape="id8" draw:end-glue-point="4" svg:d="M24000 17800c0 4801-7900 1602-7900 6400" svg:viewBox="0 0 7901 6401">
          <text:p/>
        </draw:connector>
        <draw:connector draw:style-name="gr6" draw:text-style-name="P1" draw:layer="layout" draw:type="curve" svg:x1="10.8cm" svg:y1="23cm" svg:x2="16.1cm" svg:y2="24.2cm" draw:start-shape="id9" draw:start-glue-point="8" draw:end-shape="id8" svg:d="M10800 23000c0 901 5300 302 5300 1200" svg:viewBox="0 0 5301 1201">
          <text:p/>
        </draw:connector>
        <draw:connector draw:style-name="gr6" draw:text-style-name="P1" draw:layer="layout" draw:type="curve" svg:x1="6.2cm" svg:y1="5.1cm" svg:x2="10.8cm" svg:y2="19.6cm" draw:start-shape="id1" draw:start-glue-point="8" draw:end-shape="id9" draw:end-glue-point="4" svg:d="M6200 5100c0 10876 4600 3627 4600 14500" svg:viewBox="0 0 4601 14501">
          <text:p/>
        </draw:connector>
        <draw:connector draw:style-name="gr6" draw:text-style-name="P1" draw:layer="layout" draw:type="curve" svg:x1="5cm" svg:y1="17.3cm" svg:x2="10.8cm" svg:y2="19.6cm" draw:start-shape="id2" draw:start-glue-point="8" draw:end-shape="id9" draw:end-glue-point="4" svg:d="M5000 17300c0 1726 5800 577 5800 2300" svg:viewBox="0 0 5801 2301">
          <text:p/>
        </draw:connector>
        <draw:connector draw:style-name="gr6" draw:text-style-name="P1" draw:layer="layout" draw:type="curve" svg:x1="11.9cm" svg:y1="11.3cm" svg:x2="5cm" svg:y2="13.9cm" draw:start-shape="id4" draw:start-glue-point="8" draw:end-shape="id2" draw:end-glue-point="4" svg:d="M11900 11300c0 1951-6900 652-6900 2600" svg:viewBox="0 0 6901 2601">
          <text:p/>
        </draw:connector>
        <draw:connector draw:style-name="gr6" draw:text-style-name="P1" draw:layer="layout" draw:type="curve" draw:line-skew="1.299cm" svg:x1="24.4cm" svg:y1="5.6cm" svg:x2="16.1cm" svg:y2="24.2cm" draw:start-shape="id6" draw:start-glue-point="8" draw:end-shape="id8" draw:end-glue-point="4" svg:d="M24400 5600c0 15900-8300 6600-8300 18600" svg:viewBox="0 0 8301 18601">
          <text:p/>
        </draw:connector>
        <draw:line draw:style-name="gr7" draw:text-style-name="P1" draw:layer="layout" svg:x1="3.1cm" svg:y1="23.5cm" svg:x2="27.7cm" svg:y2="23.5cm">
          <text:p/>
        </draw:line>
        <draw:line draw:style-name="gr7" draw:text-style-name="P1" draw:layer="layout" svg:x1="3.1cm" svg:y1="18.5cm" svg:x2="27.7cm" svg:y2="18.5cm">
          <text:p/>
        </draw:line>
        <draw:line draw:style-name="gr7" draw:text-style-name="P1" draw:layer="layout" svg:x1="3.1cm" svg:y1="12.6cm" svg:x2="27.7cm" svg:y2="12.6cm">
          <text:p/>
        </draw:line>
        <draw:line draw:style-name="gr7" draw:text-style-name="P1" draw:layer="layout" svg:x1="3.1cm" svg:y1="6.4cm" svg:x2="27.7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3cm" fo:page-height="3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3:54:29.819385438</meta:creation-date>
    <dc:date>2016-09-29T00:12:49.950427599</dc:date>
    <meta:editing-duration>PT3M9S</meta:editing-duration>
    <meta:editing-cycles>1</meta:editing-cycles>
    <meta:document-statistic meta:object-count="26"/>
    <meta:generator>LibreOffice/4.2.8.2$Linux_X86_64 LibreOffice_project/420m0$Build-2</meta:generator>
  </office:meta>
</office:document-meta>
</file>